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B000000B75E4B4765F1240C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2.1189in" draw:z-index="0"><draw:image xlink:href="Pictures/100002010000039B000000B75E4B4765F1240C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20:34.364000000</dc:date>
    <meta:editing-duration>PT16M56S</meta:editing-duration>
    <meta:editing-cycles>12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